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1f1373" officeooo:paragraph-rsid="002fbfc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1" style:family="paragraph" style:parent-style-name="Standard">
      <style:paragraph-properties fo:text-align="start" style:justify-single-word="false" fo:hyphenation-ladder-count="no-limit"/>
      <style:text-properties officeooo:paragraph-rsid="002ecfda" fo:hyphenate="true" fo:hyphenation-remain-char-count="2" fo:hyphenation-push-char-count="2" loext:hyphenation-no-caps="false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286e5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2a6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4a3f7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2c94f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210fe5" style:font-name-asian="Times New Roman1" style:font-weight-asian="bold" style:font-size-complex="14pt"/>
    </style:style>
    <style:style style:name="T10" style:family="text">
      <style:text-properties fo:font-weight="bold" officeooo:rsid="0030f9d1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size-complex="14pt"/>
    </style:style>
    <style:style style:name="T14" style:family="text">
      <style:text-properties fo:font-weight="normal" style:font-weight-asian="normal" style:font-size-complex="14pt" style:font-weight-complex="normal"/>
    </style:style>
    <style:style style:name="T15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2pt" fo:language="uk" fo:country="UA" fo:font-weight="normal" officeooo:rsid="002ecfda" fo:background-color="#ffffff" loext:char-shading-value="0" style:font-name-asian="Calibri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2pt" fo:language="uk" fo:country="UA" fo:font-weight="bold" officeooo:rsid="00147299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19" style:family="text">
      <style:text-properties officeooo:rsid="002fbfcd"/>
    </style:style>
    <style:style style:name="T20" style:family="text">
      <style:text-properties officeooo:rsid="00302c13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07in" draw:visible-area-height="1.9807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10">6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1">»</text:span></text:p>
      <text:p text:style-name="P20"/>
      <text:p text:style-name="P13"><text:span text:style-name="T5">на тему: </text:span><text:span text:style-name="T6">«Динамічні бібліотеки (DLL)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Динамічні бібліотеки (DLL).</text:span></text:p>
      <text:p text:style-name="P15"><text:span text:style-name="T7">Мета.</text:span><text:span text:style-name="T6"> </text:span></text:p>
      <text:list xml:id="list1435039019" text:style-name="L1">
        <text:list-item>
          <text:p text:style-name="P25">ознайомитися з поняттям DLL;</text:p>
        </text:list-item>
        <text:list-item>
          <text:p text:style-name="P25">вивчити способи створення DLL і варіанти роботи з ними;</text:p>
        </text:list-item>
        <text:list-item>
          <text:p text:style-name="P25">отримати практичні навички створення і використання динамічних бібліотек.</text:p>
        </text:list-item>
      </text:list>
      <text:p text:style-name="P26"><text:span text:style-name="T13">Завдання. </text:span><text:span text:style-name="T14">підготувати власну програму з використанням явного і неявного завантаження DLL;</text:span></text:p>
      <text:p text:style-name="P19"><text:span text:style-name="T17">Текст програми. </text:span><text:a xlink:type="simple" xlink:href="https://github.com/dazzlemon/diit_121-ipz_y3_os/blob/main/6/src" text:style-name="Internet_20_link" text:visited-style-name="Visited_20_Internet_20_Link"><text:span text:style-name="T15">github</text:span></text:a></text:p>
      <text:p text:style-name="P21"><text:bookmark text:name="page3R_mcid36"/><text:span text:style-name="T18">Результати виконання програми.</text:span></text:p>
      <text:p text:style-name="P18">Аналіз результатів та висновки.</text:p>
      <text:p text:style-name="P16">Розроблена програма демонструє <text:span text:style-name="T19">гру “хрестики нулики” на подійно-орієнтованій архітектурі. Гравці по черзі обирають свій хід, по завершені програма надає повідомлення про результат гри, після цього обидва вікна закриваються. </text:span><text:span text:style-name="T20">Для обміну ходами між вікнами використовуються повідомле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3-20T23:17:28.353984640</dc:date>
    <meta:editing-duration>PT1H25M37S</meta:editing-duration>
    <meta:editing-cycles>47</meta:editing-cycles>
    <meta:generator>LibreOffice/7.2.5.2.0$Linux_X86_64 LibreOffice_project/20$Build-2</meta:generator>
    <meta:document-statistic meta:table-count="0" meta:image-count="0" meta:object-count="1" meta:page-count="2" meta:paragraph-count="24" meta:word-count="119" meta:character-count="915" meta:non-whitespace-character-count="816"/>
  </office:meta>
</office:document-meta>
</file>